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Cambria" style:font-family-asian="Cambria" style:font-family-complex="Cambria" fo:background-color="transparent" style:use-window-font-color="true"/>
    </style:style>
    <style:style style:name="T2" style:family="text">
      <style:text-properties fo:font-size="16.00pt" fo:font-weight="bold" fo:font-family="Cambria" style:font-family-asian="Cambria" style:font-family-complex="Cambria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style:text-underline-mode="continuous" style:text-underline-type="single" style:text-underline-style="solid" style:text-underline-width="normal" fo:font-family="Cambria" style:font-family-asian="Cambria" style:font-family-complex="Cambria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<text:s text:c="17"/></text:span><text:span text:style-name="T2">Linear Regression </text:span></text:p>
      <text:p text:style-name="P1"><text:span text:style-name="T3"/></text:p>
      <text:p text:style-name="P1"><text:span text:style-name="T4"/></text:p>
      <text:p text:style-name="P1"><text:span text:style-name="T5"/></text:p>
      <text:p text:style-name="P1"><text:span text:style-name="T6"># Importing the libraries</text:span></text:p>
      <text:p text:style-name="P1"><text:span text:style-name="T6">import numpy as np</text:span></text:p>
      <text:p text:style-name="P1"><text:span text:style-name="T6">import matplotlib.pyplot as plt</text:span></text:p>
      <text:p text:style-name="P1"><text:span text:style-name="T6">import pandas as pd</text:span></text:p>
      <text:p text:style-name="P1"><text:span text:style-name="T6"># Importing the dataset</text:span></text:p>
      <text:p text:style-name="P1"><text:span text:style-name="T6">datas = pd.read_csv('data.csv')</text:span></text:p>
      <text:p text:style-name="P1"><text:span text:style-name="T6">datas</text:span></text:p>
      <text:p text:style-name="P1"><text:span text:style-name="T7"/></text:p>
      <text:p text:style-name="P1"><text:span text:style-name="T8">X = datas.iloc[:, 1:2].values</text:span></text:p>
      <text:p text:style-name="P1"><text:span text:style-name="T8">y = datas.iloc[:, 2].values</text:span></text:p>
      <text:p text:style-name="P1"><text:span text:style-name="T9"/></text:p>
      <text:p text:style-name="P1"><text:span text:style-name="T10"># Fitting Linear Regression to the dataset</text:span></text:p>
      <text:p text:style-name="P1"><text:span text:style-name="T10">from sklearn.linear_model import LinearRegression</text:span></text:p>
      <text:p text:style-name="P1"><text:span text:style-name="T10">lin = LinearRegression()</text:span></text:p>
      <text:p text:style-name="P1"><text:span text:style-name="T10">lin.fit(X, y)</text:span></text:p>
      <text:p text:style-name="P1"><text:span text:style-name="T11"/></text:p>
      <text:p text:style-name="P1"><text:span text:style-name="T12"># Fitting Polynomial Regression to the dataset</text:span></text:p>
      <text:p text:style-name="P1"><text:span text:style-name="T12">from sklearn.preprocessing import PolynomialFeatures</text:span></text:p>
      <text:p text:style-name="P1"><text:span text:style-name="T12">poly = PolynomialFeatures(degree = 4)</text:span></text:p>
      <text:p text:style-name="P1"><text:span text:style-name="T12">X_poly = poly.fit_transform(X)</text:span></text:p>
      <text:p text:style-name="P1"><text:span text:style-name="T12">poly.fit(X_poly, y)</text:span></text:p>
      <text:p text:style-name="P1"><text:span text:style-name="T12">lin2 = LinearRegression()</text:span></text:p>
      <text:p text:style-name="P1"><text:span text:style-name="T12">lin2.fit(X_poly, y)</text:span></text:p>
      <text:p text:style-name="P1"><text:span text:style-name="T13"/></text:p>
      <text:p text:style-name="P1"><text:span text:style-name="T14"># Visualising the Linear Regression results</text:span></text:p>
      <text:p text:style-name="P1"><text:span text:style-name="T14">plt.scatter(X, y, color = 'blue')</text:span></text:p>
      <text:p text:style-name="P1"><text:span text:style-name="T14">plt.plot(X, lin.predict(X), color = 'red')</text:span></text:p>
      <text:p text:style-name="P1"><text:span text:style-name="T14">plt.title('Linear Regression')</text:span></text:p>
      <text:p text:style-name="P1"><text:span text:style-name="T14">plt.xlabel('Temperature')</text:span></text:p>
      <text:p text:style-name="P1"><text:span text:style-name="T14">plt.ylabel('Pressure')</text:span></text:p>
      <text:p text:style-name="P1"><text:span text:style-name="T14">plt.show()</text:span><text:span text:style-name="T15"/></text:p>
      <text:p text:style-name="P1"><text:span text:style-name="T15"/></text:p>
      <text:p text:style-name="P1"><text:span text:style-name="T16"># Predicting a new result with Linear Regression after converting predict variable to 2D array</text:span></text:p>
      <text:p text:style-name="P1"><text:span text:style-name="T16">pred = 110.0</text:span></text:p>
      <text:p text:style-name="P1"><text:span text:style-name="T16">predarray = np.array([[pred]])</text:span></text:p>
      <text:p text:style-name="P1"><text:span text:style-name="T16">lin.predict(predarray)</text:span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